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color="#00a65d" fo:font-size="12pt" style:font-size-asian="12pt" style:font-size-complex="12pt"/>
    </style:style>
    <style:style style:name="P3" style:family="paragraph" style:parent-style-name="Standard">
      <style:text-properties fo:color="#000000" fo:font-size="12pt" style:font-size-asian="12pt" style:font-size-complex="12pt"/>
    </style:style>
    <style:style style:name="P4" style:family="paragraph" style:parent-style-name="Standard">
      <style:text-properties fo:color="#000000" fo:font-size="12pt" officeooo:rsid="0006bfbf" officeooo:paragraph-rsid="0006bfbf" style:font-size-asian="12pt" style:font-size-complex="12pt"/>
    </style:style>
    <style:style style:name="P5" style:family="paragraph" style:parent-style-name="Standard">
      <style:text-properties fo:color="#000000" fo:font-size="12pt" officeooo:rsid="00098388" officeooo:paragraph-rsid="00098388" style:font-size-asian="12pt" style:font-size-complex="12pt"/>
    </style:style>
    <style:style style:name="P6" style:family="paragraph" style:parent-style-name="Standard">
      <style:text-properties fo:color="#000000" fo:font-size="12pt" officeooo:rsid="0006bfbf" officeooo:paragraph-rsid="0006bfbf" style:font-size-asian="12pt" style:font-size-complex="12pt"/>
    </style:style>
    <style:style style:name="T1" style:family="text">
      <style:text-properties fo:color="#ce181e"/>
    </style:style>
    <style:style style:name="T2" style:family="text">
      <style:text-properties officeooo:rsid="000983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软件质量：可维护性 和 可复用性。</text:p>
      <text:p text:style-name="P1"/>
      <text:p text:style-name="P1">模式是特定环境下解决某类重复出现问题的一套成功或有效的解决方案。</text:p>
      <text:p text:style-name="P1"/>
      <text:p text:style-name="P1">软件模式是在一定条件下的软件开发问题及其解法。软件模式的基本结构由4部分构成，即问题描述，前提条件（环境或约束条件），解法和效果。</text:p>
      <text:p text:style-name="P1"/>
      <text:p text:style-name="P1">设计模式是一套被反复使用的，多数人知晓的，经过分类编目的，代码设计经验的总结，</text:p>
      <text:p text:style-name="P1">使用设计模式是为了可重用代码，让代码更容易被人理解并且提高代码的可靠性。</text:p>
      <text:p text:style-name="P1">设计模式是在特定环境下为解决某一通用软件设计问题提供的一套定制的解决方案，该方案描述了对象和类之间的相互作用。</text:p>
      <text:p text:style-name="P1"/>
      <text:p text:style-name="P1">根据目的分为 创建型：主要用于创建对象。<text:span text:style-name="T1">工厂方法模式</text:span>，抽象工厂模式，建造者模式，原型模式和单例模式。（简单工厂模式不是GoF设计模式，但是一般用作学习其他工厂 模式的基础）</text:p>
      <text:p text:style-name="P1"/>
      <text:p text:style-name="P1">结构型：主要用于处理类或者对象的组合。<text:span text:style-name="T1">适配器模式</text:span>，桥接模式，组合模式，装饰模式，外观模式，享元模式和代理模式。</text:p>
      <text:p text:style-name="P1"/>
      <text:p text:style-name="P1">行为型：主要用于描述类或者对象怎样交互和怎样分配职责。职责链模式（chain of responsibility），命令模式，<text:span text:style-name="T1">解释器模式</text:span>，迭代模式，中介者模式，备忘录模式，观察者模式，状态模式，策略模式，<text:span text:style-name="T1">模板方法模式</text:span>，访问者模式。</text:p>
      <text:p text:style-name="P1">上述标红的是类模式，其他为对象模式。</text:p>
      <text:p text:style-name="P1"/>
      <text:p text:style-name="P1"/>
      <text:p text:style-name="P2">问题：jdk中使用了哪些设计模式？</text:p>
      <text:p text:style-name="P2">什么是反模式，反模式的意义。</text:p>
      <text:p text:style-name="P1"/>
      <text:p text:style-name="P1">单一职责原则：一个类只包含单一的职责。</text:p>
      <text:p text:style-name="P1"/>
      <text:p text:style-name="P1">开闭原则：对拓展开放，对修改关闭</text:p>
      <text:p text:style-name="P1"/>
      <text:p text:style-name="P1">里氏替换原则：所有引用基类的地方必须能透明地使用其子类的对象。</text:p>
      <text:p text:style-name="P1"/>
      <text:p text:style-name="P1">依赖倒转原则：高层模块不依赖底层模块，他们都依赖抽象。抽象不应该依赖于细节，细节应该依赖抽象。针对接口编程，而不是针对实现编程。</text:p>
      <text:p text:style-name="P1"/>
      <text:p text:style-name="P1">接口隔离原则：客户端不应该依赖那些它不需要的接口。</text:p>
      <text:p text:style-name="P1"/>
      <text:p text:style-name="P1">合成复用原则：有限使用对象组合，而不是通过继承来达到复用的目的。</text:p>
      <text:p text:style-name="P1"/>
      <text:p text:style-name="P1">迪米特法则：每一个软件单位对其他单位都只有最小的知识，而且局限于那些与本单位密切相关的软件单位。</text:p>
      <text:p text:style-name="P1"/>
      <text:p text:style-name="P1"><text:soft-page-break/>https://blog.csdn.net/hustzw07/article/details/80599839</text:p>
      <text:p text:style-name="P2">依赖注入的方式：构造注入，设值注入和接口注入。---具体操作</text:p>
      <text:p text:style-name="P2"/>
      <text:p text:style-name="P3">创建对象的几种方式：</text:p>
      <text:p text:style-name="P4">1.通过new直接创建</text:p>
      <text:p text:style-name="P4">2.通过反射机制</text:p>
      <text:p text:style-name="P4"/>
      <text:p text:style-name="P4">Class <text:span text:style-name="T2">c = Class.forName(“”);</text:span></text:p>
      <text:p text:style-name="P5">Object o = c.newInstance();</text:p>
      <text:p text:style-name="P5"/>
      <text:p text:style-name="P4">3.通过克隆方法</text:p>
      <text:p text:style-name="P4">4，通过工厂类创建对象。</text:p>
      <text:p text:style-name="P4"/>
      <text:p text:style-name="P4">工厂方法模式让一个类的实例化延迟到其子类。</text:p>
      <text:p text:style-name="P4"/>
      <text:p text:style-name="P4">桥接模式是设计Java虚拟机和实现JDBC等驱动程序的核心模式之一。</text:p>
      <text:p text:style-name="P4">JDK类库中的String类使用了享元模式。</text:p>
      <text:p text:style-name="P4"/>
      <text:p text:style-name="P4">动态代理在事务管理，aop等中使用。</text:p>
      <text:p text:style-name="P4">JDK中提供的动态代理只能代理一个或多个接口，如果需要动态代理具体类或抽象类，可以使用CGLib（code generation library）等工具。在许多AOP框架中得到了应用。</text:p>
      <text:p text:style-name="P4"/>
      <text:p text:style-name="P4">在Java RMI，EJB，Web Service， Spring AOP等技术和框架中使用了代理模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2T14:51:37.554857548</meta:creation-date>
    <meta:generator>LibreOffice/6.0.6.2$Linux_X86_64 LibreOffice_project/00m0$Build-2</meta:generator>
    <dc:date>2019-04-16T15:29:04.972177236</dc:date>
    <meta:editing-duration>PT14H22M28S</meta:editing-duration>
    <meta:editing-cycles>9</meta:editing-cycles>
    <meta:document-statistic meta:table-count="0" meta:image-count="0" meta:object-count="0" meta:page-count="2" meta:paragraph-count="34" meta:word-count="1007" meta:character-count="1212" meta:non-whitespace-character-count="1194"/>
  </office:meta>
</office:document-meta>
</file>